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8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727cm" fo:min-width="0.481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42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75ab24" draw:marker-start="" draw:marker-start-width="0.3cm" draw:marker-start-center="false" draw:marker-end="" draw:marker-end-width="0.3cm" draw:marker-end-center="false" draw:fill="solid" draw:fill-color="#0000ff" draw:opacity="0%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75ab2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19cm" fo:min-width="1.157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Line_20_Style_20_1" svg:stroke-width="0.019cm" svg:stroke-color="#008000" draw:marker-start="Arrow" draw:marker-start-width="0.101cm" draw:marker-start-center="false" draw:marker-end="Arrow" draw:marker-end-width="0.101cm" draw:marker-end-center="false" draw:stroke-linejoin="round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38cm" fo:min-width="0.512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8000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8000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04cm" svg:height="0.38cm" svg:x="9.166cm" svg:y="16.304cm">
            <draw:text-box>
              <text:p text:style-name="P1"><text:span text:style-name="T1">T</text:span></text:p>
            </draw:text-box>
          </draw:frame>
          <draw:custom-shape draw:style-name="gr2" draw:text-style-name="P3" draw:layer="layout" svg:width="0.999cm" svg:height="0.999cm" draw:transform="rotate (2.65290046303138) translate (11.87cm 14.586cm)">
            <text:p/>
            <draw:enhanced-geometry svg:viewBox="0 0 21600 21600" draw:type="block-arc" draw:modifiers="-106.31513832478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3" draw:text-style-name="P2" draw:layer="layout" svg:width="0.225cm" svg:height="0.38cm" svg:x="9.386cm" svg:y="13.981cm">
            <draw:text-box>
              <text:p text:style-name="P1"><text:span text:style-name="T1">C</text:span></text:p>
            </draw:text-box>
          </draw:frame>
          <draw:frame draw:style-name="gr4" draw:text-style-name="P2" draw:layer="layout" svg:width="0.242cm" svg:height="0.38cm" svg:x="11.713cm" svg:y="13.619cm">
            <draw:text-box>
              <text:p text:style-name="P1"><text:span text:style-name="T1">H</text:span></text:p>
            </draw:text-box>
          </draw:frame>
          <draw:frame draw:style-name="gr4" draw:text-style-name="P2" draw:layer="layout" svg:width="0.242cm" svg:height="0.38cm" svg:x="11.289cm" svg:y="15.905cm">
            <draw:text-box>
              <text:p text:style-name="P1"><text:span text:style-name="T1">U</text:span></text:p>
            </draw:text-box>
          </draw:frame>
          <draw:polygon draw:style-name="gr5" draw:text-style-name="P4" draw:layer="layout" svg:width="2.393cm" svg:height="2.392cm" svg:x="9.262cm" svg:y="13.911cm" svg:viewBox="0 0 2394 2393" draw:points="399,399 2394,0 1995,1994 0,2393">
            <text:p/>
          </draw:polygon>
          <draw:line draw:style-name="gr6" draw:text-style-name="P5" draw:layer="layout" svg:x1="9.262cm" svg:y1="16.306cm" svg:x2="11.656cm" svg:y2="13.914cm">
            <text:p/>
          </draw:line>
          <draw:line draw:style-name="gr6" draw:text-style-name="P5" draw:layer="layout" svg:x1="9.658cm" svg:y1="14.309cm" svg:x2="11.254cm" svg:y2="15.904cm">
            <text:p/>
          </draw:line>
          <draw:frame draw:style-name="gr1" draw:text-style-name="P2" draw:layer="layout" svg:width="0.204cm" svg:height="0.38cm" svg:x="10.36cm" svg:y="15.232cm">
            <draw:text-box>
              <text:p text:style-name="P1"><text:span text:style-name="T1">E</text:span></text:p>
            </draw:text-box>
          </draw:frame>
          <draw:frame draw:style-name="gr7" draw:text-style-name="P6" draw:layer="layout" svg:width="1.657cm" svg:height="0.669cm" draw:transform="rotate (0.785398163397448) translate (9.032cm 15.574cm)">
            <draw:text-box>
              <text:p text:style-name="P1"><text:span text:style-name="T2">4,2 cm</text:span><text:span text:style-name="T3"> </text:span><text:span text:style-name="T4"><text:s/></text:span></text:p>
            </draw:text-box>
          </draw:frame>
          <draw:line draw:style-name="gr8" draw:text-style-name="P5" draw:layer="layout" svg:x1="9.33cm" svg:y1="16.012cm" svg:x2="10.357cm" svg:y2="14.997cm">
            <text:p/>
          </draw:line>
          <draw:frame draw:style-name="gr9" draw:text-style-name="P7" draw:layer="layout" svg:width="0.512cm" svg:height="0.338cm" svg:x="11.057cm" svg:y="14.426cm">
            <draw:text-box>
              <text:p text:style-name="P1"><text:span text:style-name="T2">34°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22:45.145579657</meta:creation-date>
    <dc:date>2018-03-12T12:23:06.059023609</dc:date>
    <meta:editing-duration>PT21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